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Prompt" svg:font-family="Prompt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ngsana New" svg:font-family="Angsana New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script-type="complex" style:language-complex="th" style:country-complex="TH"/>
    </style:style>
    <style:style style:name="T3" style:parent-style-name="DefaultParagraphFont" style:family="text">
      <style:text-properties style:script-type="complex" style:language-complex="th" style:country-complex="TH"/>
    </style:style>
    <style:style style:name="P4" style:parent-style-name="Standard" style:family="paragraph">
      <style:text-properties style:font-name="Prompt" style:font-name-complex="Mangal"/>
    </style:style>
    <style:style style:name="T5" style:parent-style-name="DefaultParagraphFont" style:family="text">
      <style:text-properties style:script-type="complex" style:language-complex="th" style:country-complex="TH"/>
    </style:style>
    <style:style style:name="T6" style:parent-style-name="DefaultParagraphFont" style:family="text">
      <style:text-properties style:language-complex="th" style:country-complex="TH"/>
    </style:style>
    <style:style style:name="T7" style:parent-style-name="DefaultParagraphFont" style:family="text">
      <style:text-properties style:script-type="complex" style:language-complex="th" style:country-complex="TH"/>
    </style:style>
    <style:style style:name="T8" style:parent-style-name="DefaultParagraphFont" style:family="text">
      <style:text-properties style:language-complex="th" style:country-complex="TH"/>
    </style:style>
    <style:style style:name="T9" style:parent-style-name="DefaultParagraphFont" style:family="text">
      <style:text-properties style:language-complex="th" style:country-complex="TH"/>
    </style:style>
    <style:style style:name="T10" style:parent-style-name="DefaultParagraphFont" style:family="text">
      <style:text-properties style:script-type="complex" style:language-complex="th" style:country-complex="TH"/>
    </style:style>
    <style:style style:name="P11" style:parent-style-name="Normal" style:family="paragraph">
      <style:text-properties style:language-complex="th" style:country-complex="TH"/>
    </style:style>
    <style:style style:name="P12" style:parent-style-name="Heading1" style:family="paragraph">
      <style:text-properties style:language-complex="th" style:country-complex="TH"/>
    </style:style>
    <style:style style:name="T13" style:parent-style-name="DefaultParagraphFont" style:family="text">
      <style:text-properties style:script-type="complex" style:language-complex="th" style:country-complex="TH"/>
    </style:style>
    <style:style style:name="T14" style:parent-style-name="DefaultParagraphFont" style:family="text">
      <style:text-properties style:script-type="complex" style:language-complex="th" style:country-complex="TH"/>
    </style:style>
    <style:style style:name="P15" style:parent-style-name="Normal" style:family="paragraph">
      <style:text-properties style:font-name-complex="Mangal"/>
    </style:style>
    <style:style style:name="T16" style:parent-style-name="DefaultParagraphFont" style:family="text">
      <style:text-properties style:language-complex="th" style:country-complex="TH"/>
    </style:style>
    <style:style style:name="T17" style:parent-style-name="DefaultParagraphFont" style:family="text">
      <style:text-properties style:script-type="complex" style:language-complex="th" style:country-complex="TH"/>
    </style:style>
    <style:style style:name="T18" style:parent-style-name="DefaultParagraphFont" style:family="text">
      <style:text-properties style:script-type="complex" style:language-complex="th" style:country-complex="TH"/>
    </style:style>
    <style:style style:name="T19" style:parent-style-name="DefaultParagraphFont" style:family="text">
      <style:text-properties style:language-complex="th" style:country-complex="TH"/>
    </style:style>
    <style:style style:name="T20" style:parent-style-name="DefaultParagraphFont" style:family="text">
      <style:text-properties style:script-type="complex" style:language-complex="th" style:country-complex="TH"/>
    </style:style>
    <style:style style:name="T21" style:parent-style-name="DefaultParagraphFont" style:family="text">
      <style:text-properties style:script-type="complex" style:language-complex="th" style:country-complex="TH"/>
    </style:style>
    <style:style style:name="T22" style:parent-style-name="DefaultParagraphFont" style:family="text">
      <style:text-properties fo:language="en" fo:country="US" style:language-complex="th" style:country-complex="TH"/>
    </style:style>
    <style:style style:name="T23" style:parent-style-name="DefaultParagraphFont" style:family="text">
      <style:text-properties style:script-type="complex" fo:language="en" fo:country="US" style:language-complex="th" style:country-complex="TH"/>
    </style:style>
    <style:style style:name="T24" style:parent-style-name="DefaultParagraphFont" style:family="text">
      <style:text-properties fo:language="en" fo:country="US" style:language-complex="th" style:country-complex="TH"/>
    </style:style>
    <style:style style:name="T25" style:parent-style-name="DefaultParagraphFont" style:family="text">
      <style:text-properties style:language-complex="th" style:country-complex="TH"/>
    </style:style>
    <style:style style:name="T26" style:parent-style-name="DefaultParagraphFont" style:family="text">
      <style:text-properties style:script-type="complex" style:language-complex="th" style:country-complex="TH"/>
    </style:style>
    <style:style style:name="T27" style:parent-style-name="DefaultParagraphFont" style:family="text">
      <style:text-properties style:script-type="complex" style:language-complex="th" style:country-complex="TH"/>
    </style:style>
    <style:style style:name="T28" style:parent-style-name="DefaultParagraphFont" style:family="text">
      <style:text-properties fo:language="en" fo:country="US" style:language-complex="th" style:country-complex="TH"/>
    </style:style>
    <style:style style:name="T29" style:parent-style-name="DefaultParagraphFont" style:family="text">
      <style:text-properties style:script-type="complex" fo:language="en" fo:country="US" style:language-complex="th" style:country-complex="TH"/>
    </style:style>
    <style:style style:name="T30" style:parent-style-name="DefaultParagraphFont" style:family="text">
      <style:text-properties fo:language="en" fo:country="US" style:language-complex="th" style:country-complex="TH"/>
    </style:style>
    <style:style style:name="P31" style:parent-style-name="Standard" style:family="paragraph">
      <style:text-properties style:font-name="Prompt" style:font-name-complex="Angsana New" style:font-size-complex="15pt" style:language-complex="th" style:country-complex="TH"/>
    </style:style>
    <style:style style:name="P32" style:parent-style-name="Heading1" style:family="paragraph">
      <style:text-properties style:language-complex="th" style:country-complex="TH"/>
    </style:style>
    <style:style style:name="T33" style:parent-style-name="DefaultParagraphFont" style:family="text">
      <style:text-properties style:script-type="complex" style:language-complex="th" style:country-complex="TH"/>
    </style:style>
    <style:style style:name="T34" style:parent-style-name="DefaultParagraphFont" style:family="text">
      <style:text-properties style:script-type="complex"/>
    </style:style>
    <style:style style:name="T35" style:parent-style-name="DefaultParagraphFont" style:family="text">
      <style:text-properties style:script-type="complex"/>
    </style:style>
    <style:style style:name="T36" style:parent-style-name="DefaultParagraphFont" style:family="text">
      <style:text-properties style:script-type="complex" style:language-complex="th" style:country-complex="TH"/>
    </style:style>
    <style:style style:name="T37" style:parent-style-name="DefaultParagraphFont" style:family="text">
      <style:text-properties style:language-complex="th" style:country-complex="TH"/>
    </style:style>
    <style:style style:name="T38" style:parent-style-name="DefaultParagraphFont" style:family="text">
      <style:text-properties style:script-type="complex" style:language-complex="th" style:country-complex="TH"/>
    </style:style>
    <style:style style:name="T39" style:parent-style-name="DefaultParagraphFont" style:family="text">
      <style:text-properties style:language-complex="th" style:country-complex="TH"/>
    </style:style>
    <style:style style:name="P40" style:parent-style-name="Standard" style:family="paragraph">
      <style:text-properties style:font-name="Prompt" style:font-name-complex="Angsana New" style:font-size-complex="15pt" style:language-complex="th" style:country-complex="TH"/>
    </style:style>
    <style:style style:name="P41" style:parent-style-name="Heading1" style:family="paragraph">
      <style:text-properties fo:language="en" fo:country="US" style:language-complex="th" style:country-complex="TH"/>
    </style:style>
    <style:style style:name="T42" style:parent-style-name="DefaultParagraphFont" style:family="text">
      <style:text-properties style:script-type="complex" fo:language="en" fo:country="US" style:language-complex="th" style:country-complex="TH"/>
    </style:style>
    <style:style style:name="T43" style:parent-style-name="DefaultParagraphFont" style:family="text">
      <style:text-properties fo:language="en" fo:country="US" style:language-complex="th" style:country-complex="TH"/>
    </style:style>
    <style:style style:name="T44" style:parent-style-name="DefaultParagraphFont" style:family="text">
      <style:text-properties style:script-type="complex" fo:language="en" fo:country="US" style:language-complex="th" style:country-complex="TH"/>
    </style:style>
    <style:style style:name="T45" style:parent-style-name="DefaultParagraphFont" style:family="text">
      <style:text-properties fo:language="en" fo:country="US" style:language-complex="th" style:country-complex="TH"/>
    </style:style>
    <style:style style:name="T46" style:parent-style-name="DefaultParagraphFont" style:family="text">
      <style:text-properties fo:language="en" fo:country="US" style:language-complex="th" style:country-complex="TH"/>
    </style:style>
    <style:style style:name="T47" style:parent-style-name="DefaultParagraphFont" style:family="text">
      <style:text-properties style:script-type="complex" fo:language="en" fo:country="US" style:language-complex="th" style:country-complex="TH"/>
    </style:style>
    <style:style style:name="T48" style:parent-style-name="DefaultParagraphFont" style:family="text">
      <style:text-properties style:script-type="complex" fo:language="en" fo:country="US" style:language-complex="th" style:country-complex="TH"/>
    </style:style>
    <style:style style:name="T49" style:parent-style-name="DefaultParagraphFont" style:family="text">
      <style:text-properties style:script-type="complex" fo:language="en" fo:country="US" style:language-complex="th" style:country-complex="TH"/>
    </style:style>
    <style:style style:name="T50" style:parent-style-name="DefaultParagraphFont" style:family="text">
      <style:text-properties style:script-type="complex" fo:language="en" fo:country="US" style:language-complex="th" style:country-complex="TH"/>
    </style:style>
    <style:style style:name="T51" style:parent-style-name="DefaultParagraphFont" style:family="text">
      <style:text-properties fo:language="en" fo:country="US" style:language-complex="th" style:country-complex="TH"/>
    </style:style>
    <style:style style:name="T52" style:parent-style-name="DefaultParagraphFont" style:family="text">
      <style:text-properties fo:language="en" fo:country="US" style:language-complex="th" style:country-complex="TH"/>
    </style:style>
    <style:style style:name="T53" style:parent-style-name="DefaultParagraphFont" style:family="text">
      <style:text-properties fo:language="en" fo:country="US" style:language-complex="th" style:country-complex="TH"/>
    </style:style>
    <style:style style:name="T54" style:parent-style-name="DefaultParagraphFont" style:family="text">
      <style:text-properties fo:language="en" fo:country="US" style:language-complex="th" style:country-complex="TH"/>
    </style:style>
    <style:style style:name="P55" style:parent-style-name="Standard" style:family="paragraph">
      <style:text-properties fo:language="en" fo:country="US"/>
    </style:style>
    <style:style style:name="P56" style:parent-style-name="Heading1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US" style:language-complex="th" style:country-complex="TH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style:script-type="complex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style:script-type="complex"/>
    </style:style>
    <style:style style:name="P64" style:parent-style-name="Normal" style:family="paragraph">
      <style:text-properties style:font-name-complex="Mangal"/>
    </style:style>
    <style:style style:name="T65" style:parent-style-name="DefaultParagraphFont" style:family="text">
      <style:text-properties fo:language="en" fo:country="US" style:language-complex="th" style:country-complex="TH"/>
    </style:style>
    <style:style style:name="P66" style:parent-style-name="Normal" style:family="paragraph">
      <style:text-properties fo:language="en" fo:country="US" style:language-complex="th" style:country-complex="TH"/>
    </style:style>
    <style:style style:name="T67" style:parent-style-name="DefaultParagraphFont" style:family="text">
      <style:text-properties style:script-type="complex"/>
    </style:style>
    <style:style style:name="T68" style:parent-style-name="DefaultParagraphFont" style:family="text">
      <style:text-properties fo:language="en" fo:country="US" style:language-complex="th" style:country-complex="TH"/>
    </style:style>
    <style:style style:name="P69" style:parent-style-name="Normal" style:family="paragraph">
      <style:text-properties fo:language="en" fo:country="US" style:language-complex="th" style:country-complex="TH"/>
    </style:style>
    <style:style style:name="P70" style:parent-style-name="Normal" style:family="paragraph">
      <style:text-properties style:font-name-complex="Cordia New" fo:language="en" fo:country="US" style:language-complex="th" style:country-complex="TH"/>
    </style:style>
    <style:style style:name="P71" style:parent-style-name="Standard" style:family="paragraph">
      <style:text-properties style:font-name-complex="Angsana New" style:font-size-complex="15pt" style:language-complex="th" style:country-complex="TH"/>
    </style:style>
  </office:automatic-styles>
  <office:body>
    <office:text>
      <text:h text:style-name="P1" text:outline-level="1">Basic</text:h>
      <text:p text:style-name="Normal"><text:span text:style-name="T2">สวัสดี<text:s/></text:span>จอห์น โดล์ !</text:p>
      <text:p text:style-name="Normal"/>
      <text:h text:style-name="Heading1" text:outline-level="1">Accessing sub-objects</text:h>
      <text:p text:style-name="Normal">จอห์น<text:s/><text:span text:style-name="T3">เป็นชื่อของ<text:s/></text:span>มนุษย์</text:p>
      <text:p text:style-name="P4"/>
      <text:h text:style-name="Heading1" text:outline-level="1">Accessing arrays</text:h>
      <text:p text:style-name="Normal"><text:span text:style-name="T5">หนังโปรดของ<text:s/></text:span>จอห์น<text:span text:style-name="T6"><text:s/></text:span><text:span text:style-name="T7">คือเรื่อง</text:span><text:span text:style-name="T8"><text:s/></text:span>เมทริกซ์<text:span text:style-name="T9"/><text:span text:style-name="T10"/></text:p>
      <text:p text:style-name="P11"/>
      <text:h text:style-name="P12" text:outline-level="1">Array filters</text:h>
      <text:p text:style-name="Normal"><text:span text:style-name="T13">หนังในปี 1999 คือเรื่อง<text:s/></text:span>เมทริกซ์<text:span text:style-name="T14"/></text:p>
      <text:p text:style-name="P15"/>
      <text:h text:style-name="Heading1" text:outline-level="1"><text:span text:style-name="T16">Filter to the last element</text:span></text:h>
      <text:p text:style-name="Normal"><text:span text:style-name="T17">หนังเรื่องล่าสุดที่</text:span><text:span text:style-name="T18"><text:s/></text:span>จอห์น<text:span text:style-name="T19"><text:s/></text:span><text:span text:style-name="T20">ดูคือเรื่อง</text:span><text:span text:style-name="T21"><text:s/></text:span>แบ็คทูเดอะฟิวเจอร์<text:span text:style-name="T22"/><text:span text:style-name="T23"/><text:span text:style-name="T24"/><text:span text:style-name="T25"><text:s/></text:span><text:span text:style-name="T26">จากปี</text:span><text:span text:style-name="T27"><text:s/></text:span>1985<text:span text:style-name="T28"/><text:span text:style-name="T29"/><text:span text:style-name="T30"/></text:p>
      <text:p text:style-name="P31"/>
      <text:h text:style-name="P32" text:outline-level="1">Filter and print parent</text:h>
      <text:p text:style-name="Normal">เมทริกซ์<text:span text:style-name="T33"/><text:s/><text:span text:style-name="T34">ผลิต</text:span><text:span text:style-name="T35">จากประเทศ</text:span><text:span text:style-name="T36"><text:s/></text:span><text:span text:style-name="T37">สหรัฐอเมริกา</text:span><text:span text:style-name="T38"/><text:span text:style-name="T39"/></text:p>
      <text:p text:style-name="P40"/>
      <text:h text:style-name="P41" text:outline-level="1">Multiple array filters</text:h>
      <text:p text:style-name="Normal"><text:span text:style-name="T42">หนัง<text:s/></text:span><text:span text:style-name="T43">Sci-fi<text:s/></text:span><text:span text:style-name="T44">ในปี 1999 ที่เคยดูมีเรื่อง<text:s/></text:span><text:span text:style-name="T45">เมทริกซ์</text:span><text:span text:style-name="T46"/></text:p>
      <text:p text:style-name="Normal"><text:span text:style-name="T47">ส่วน</text:span><text:span text:style-name="T48">หนัง</text:span><text:span text:style-name="T49">แนวดราม่า<text:s/></text:span><text:span text:style-name="T50">ในปี 1999 ที่เคยดูมีเรื่อง<text:s/></text:span><text:span text:style-name="T51">เดอะ กรีนไมล์</text:span><text:span text:style-name="T52"/><text:span text:style-name="T53"/><text:span text:style-name="T54"/></text:p>
      <text:p text:style-name="P55"/>
      <text:h text:style-name="P56" text:outline-level="1">Alias<text:s/></text:h>
      <text:p text:style-name="P57"/>
      <text:p text:style-name="Normal"><text:span text:style-name="T58">รถยนต์</text:span><text:span text:style-name="T59"/><text:span text:style-name="T60"/><text:s/><text:span text:style-name="T61">ที่ดีต้องมี</text:span><text:s/><text:span text:style-name="T62">4</text:span><text:s/><text:span text:style-name="T63">ล้อ</text:span>!</text:p>
      <text:p text:style-name="P64"/>
      <text:h text:style-name="Heading1" text:outline-level="1"><text:span text:style-name="T65">Parametrized Alias</text:span></text:h>
      <text:p text:style-name="P66"/>
      <text:p text:style-name="Normal"><text:span text:style-name="T67">วันอังคารเรากิน</text:span><text:span text:style-name="T68"><text:s/>ปลา.</text:span></text:p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Prompt" svg:font-family="Prompt" style:font-family-generic="system" style:font-pitch="variable" svg:panose-1="0 0 5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ngsana New" svg:font-family="Angsana New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Normal" style:default-outline-level="1">
      <style:text-properties style:font-name="Prompt" style:font-name-complex="Prompt" fo:color="#5B9BD5" fo:font-size="20pt" style:font-size-asian="20pt" style:font-size-complex="20pt" fo:hyphenate="false"/>
    </style:style>
    <style:style style:name="Normal" style:display-name="Normal" style:family="paragraph">
      <style:text-properties style:font-name="Prompt" style:font-name-complex="Prompt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Prompt" style:font-name-complex="Prompt" fo:color="#5B9BD5" fo:font-size="20pt" style:font-size-asian="20pt" style:font-size-complex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End Krm</dc:creator>
    <meta:creation-date>2017-06-06T00:18:00Z</meta:creation-date>
    <dc:date>2021-08-11T05:06:00Z</dc:date>
    <meta:template xlink:href="Normal.dotm" xlink:type="simple"/>
    <meta:editing-cycles>32</meta:editing-cycles>
    <meta:editing-duration>PT71580S</meta:editing-duration>
    <meta:document-statistic meta:page-count="1" meta:paragraph-count="1" meta:word-count="125" meta:character-count="842" meta:row-count="5" meta:non-whitespace-character-count="718"/>
  </office:meta>
</office:document-meta>
</file>